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ad3b"/>
    </style:style>
    <style:style style:name="P2" style:family="paragraph" style:parent-style-name="Standard">
      <style:text-properties officeooo:paragraph-rsid="0004dcb0"/>
    </style:style>
    <style:style style:name="P3" style:family="paragraph" style:parent-style-name="Standard">
      <style:text-properties officeooo:paragraph-rsid="00079029"/>
    </style:style>
    <style:style style:name="P4" style:family="paragraph" style:parent-style-name="Standard">
      <style:text-properties fo:font-weight="bold" officeooo:rsid="0003ad3b" officeooo:paragraph-rsid="0003ad3b"/>
    </style:style>
    <style:style style:name="P5" style:family="paragraph" style:parent-style-name="Standard">
      <style:text-properties fo:font-weight="normal" officeooo:rsid="0003ad3b" officeooo:paragraph-rsid="0003ad3b" style:font-weight-asian="normal" style:font-weight-complex="normal"/>
    </style:style>
    <style:style style:name="P6" style:family="paragraph" style:parent-style-name="Standard">
      <style:text-properties fo:font-weight="normal" officeooo:rsid="0003ad3b" officeooo:paragraph-rsid="0004dcb0" style:font-weight-asian="normal" style:font-weight-complex="normal"/>
    </style:style>
    <style:style style:name="P7" style:family="paragraph" style:parent-style-name="Standard">
      <style:text-properties fo:font-weight="normal" officeooo:rsid="0004dcb0" officeooo:paragraph-rsid="0004dcb0" style:font-weight-asian="normal" style:font-weight-complex="normal"/>
    </style:style>
    <style:style style:name="P8" style:family="paragraph" style:parent-style-name="Standard">
      <style:text-properties fo:font-weight="normal" officeooo:rsid="0005952c" officeooo:paragraph-rsid="0004dcb0" style:font-weight-asian="normal" style:font-weight-complex="normal"/>
    </style:style>
    <style:style style:name="P9" style:family="paragraph" style:parent-style-name="Standard">
      <style:text-properties fo:font-weight="normal" officeooo:rsid="0006bd71" officeooo:paragraph-rsid="0006bd71" style:font-weight-asian="normal" style:font-weight-complex="normal"/>
    </style:style>
    <style:style style:name="P10" style:family="paragraph" style:parent-style-name="Standard">
      <style:text-properties fo:font-weight="normal" officeooo:rsid="0006bd71" officeooo:paragraph-rsid="0004dcb0" style:font-weight-asian="normal" style:font-weight-complex="normal"/>
    </style:style>
    <style:style style:name="P11" style:family="paragraph" style:parent-style-name="Standard">
      <style:text-properties fo:font-weight="normal" officeooo:rsid="00083e70" officeooo:paragraph-rsid="00083e70" style:font-weight-asian="normal" style:font-weight-complex="normal"/>
    </style:style>
    <style:style style:name="T1" style:family="text">
      <style:text-properties officeooo:rsid="0003ad3b"/>
    </style:style>
    <style:style style:name="T2" style:family="text">
      <style:text-properties fo:font-weight="bold" officeooo:rsid="0003ad3b"/>
    </style:style>
    <style:style style:name="T3" style:family="text">
      <style:text-properties fo:font-weight="normal" officeooo:rsid="0003ad3b" style:font-weight-asian="normal" style:font-weight-complex="normal"/>
    </style:style>
    <style:style style:name="T4" style:family="text">
      <style:text-properties fo:font-weight="normal" officeooo:rsid="0004dcb0" style:font-weight-asian="normal" style:font-weight-complex="normal"/>
    </style:style>
    <style:style style:name="T5" style:family="text">
      <style:text-properties fo:font-weight="normal" officeooo:rsid="0005952c" style:font-weight-asian="normal" style:font-weight-complex="normal"/>
    </style:style>
    <style:style style:name="T6" style:family="text">
      <style:text-properties fo:font-weight="normal" officeooo:rsid="0006bd71" style:font-weight-asian="normal" style:font-weight-complex="normal"/>
    </style:style>
    <style:style style:name="T7" style:family="text">
      <style:text-properties fo:font-weight="normal" officeooo:rsid="00079029" style:font-weight-asian="normal" style:font-weight-complex="normal"/>
    </style:style>
    <style:style style:name="T8" style:family="text">
      <style:text-properties fo:font-weight="normal" officeooo:rsid="00083e7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drew Florance, Week 02 HW CS 112</text:span><text:span text:style-name="T2">.</text:span></text:p>
      <text:p text:style-name="P4"/>
      <text:p text:style-name="P4">Exercises</text:p>
      <text:p text:style-name="P4"/>
      <text:p text:style-name="P4">2.7</text:p>
      <text:p text:style-name="P1"><text:span text:style-name="T2"><text:tab/>A) </text:span><text:span text:style-name="T3">Comments</text:span></text:p>
      <text:p text:style-name="P5"><text:tab/>b) If Statements</text:p>
      <text:p text:style-name="P5"><text:tab/>c) Assignment Statements</text:p>
      <text:p text:style-name="P5"><text:tab/>d) Division, Remainder</text:p>
      <text:p text:style-name="P5"><text:tab/>e) Innermost</text:p>
      <text:p text:style-name="P6"><text:tab/>f) variable<text:tab/></text:p>
      <text:p text:style-name="P6"/>
      <text:p text:style-name="P7">2.8</text:p>
      <text:p text:style-name="P7"/>
      <text:p text:style-name="P2"><text:span text:style-name="T4"><text:tab/>a)</text:span><text:span text:style-name="T3"><text:tab/></text:span><text:span text:style-name="T4">System.out.print(“Enter as an integer: “);</text:span></text:p>
      <text:p text:style-name="P7"><text:tab/>b) <text:tab/>c = b * c</text:p>
      <text:p text:style-name="P8">c) <text:s/>//This program performs a sample payroll calculator.</text:p>
      <text:p text:style-name="P8"/>
      <text:p text:style-name="P8"/>
      <text:p text:style-name="P8"/>
      <text:p text:style-name="P9">2.9</text:p>
      <text:p text:style-name="P9"/>
      <text:p text:style-name="P2"><text:span text:style-name="T5"><text:tab/></text:span><text:span text:style-name="T6">a) False, Some operators evaluate from right to left.</text:span></text:p>
      <text:p text:style-name="P10"><text:tab/>b) True</text:p>
      <text:p text:style-name="P10">c) False,</text:p>
      <text:p text:style-name="P3"><text:span text:style-name="T7">d) <text:s/></text:span><text:span text:style-name="T8">false</text:span><text:span text:style-name="T7">, h22 is valid because it has no digits as the first character.</text:span></text:p>
      <text:p text:style-name="P11"/>
      <text:p text:style-name="P11">2.11</text:p>
      <text:p text:style-name="P11"><text:tab/>a, d</text:p>
      <text:p text:style-name="P11"/>
      <text:p text:style-name="P11">2.14 <text:s/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g </meta:initial-creator>
    <meta:creation-date>2013-09-05T18:36:54</meta:creation-date>
    <dc:date>2013-09-05T21:34:55</dc:date>
    <dc:creator>King </dc:creator>
    <meta:editing-duration>PT1H42M51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1" meta:paragraph-count="22" meta:word-count="77" meta:character-count="431" meta:non-whitespace-character-count="357"/>
  </office:meta>
</office:document-meta>
</file>